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background-color="#ffff00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background-color="transparent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 pod is a</text:span> </text:p>
      <text:p text:style-name="P1"/>
      <text:p text:style-name="P2">collection of containers</text:p>
      <text:p text:style-name="P1">single container</text:p>
      <text:p text:style-name="P1">single file</text:p>
      <text:p text:style-name="P1">environment variable</text:p>
      <text:p text:style-name="P1"/>
      <text:p text:style-name="P1">What is the difference between a daemonset and deployment? </text:p>
      <text:p text:style-name="P1"/>
      <text:p text:style-name="P1">A deployment contains a single pod, while a daemonset contains many</text:p>
      <text:p text:style-name="P1">A deployment contains many pods, while a daemonset contains a single one</text:p>
      <text:p text:style-name="P2">A daemonset can deploy a pod per node, while a deployment concerns just a fixed set of pods</text:p>
      <text:p text:style-name="P1">A daemonset runs crons, while a deployment runs pods</text:p>
      <text:p text:style-name="P1"/>
      <text:p text:style-name="P1">What are secrets? </text:p>
      <text:p text:style-name="P1"/>
      <text:p text:style-name="P1">Files that contain passwords</text:p>
      <text:p text:style-name="P1">Password protected environment files</text:p>
      <text:p text:style-name="P2">Used to store sensitive values</text:p>
      <text:p text:style-name="P1">SSH keys that connect to pods</text:p>
      <text:p text:style-name="P1"/>
      <text:p text:style-name="P1">What are services? </text:p>
      <text:p text:style-name="P1"/>
      <text:p text:style-name="P1">Cron jobs that run on pods</text:p>
      <text:p text:style-name="P2">Related to the networking of pods</text:p>
      <text:p text:style-name="P1">Services run on daemonset pods</text:p>
      <text:p text:style-name="P1">Selectors that target external networks</text:p>
      <text:p text:style-name="P1"/>
      <text:p text:style-name="P1">Each node’s hostname within a Kubernetes cluster has to be: </text:p>
      <text:p text:style-name="P1"/>
      <text:p text:style-name="P1">randomnly generated</text:p>
      <text:p text:style-name="P1">the same</text:p>
      <text:p text:style-name="P1">set via kubectl</text:p>
      <text:p text:style-name="P2">unique</text:p>
      <text:p text:style-name="P2"/>
      <text:p text:style-name="P3">In order to connect to the Kubernetes API we need a: </text:p>
      <text:p text:style-name="P3"/>
      <text:p text:style-name="P2">certificate</text:p>
      <text:p text:style-name="P3">secret</text:p>
      <text:p text:style-name="P3">root access to the nodes</text:p>
      <text:p text:style-name="P3">public network</text:p>
      <text:p text:style-name="P3"/>
      <text:p text:style-name="P3">In order for a node to join a Kubernetes cluster using kubeadm it needs a: </text:p>
      <text:p text:style-name="P3"/>
      <text:p text:style-name="P3">secret</text:p>
      <text:p text:style-name="P3">password</text:p>
      <text:p text:style-name="P3">ssh key</text:p>
      <text:p text:style-name="P2">token</text:p>
      <text:p text:style-name="P2"/>
      <text:p text:style-name="P2"><text:soft-page-break/><text:span text:style-name="T2">What does the pod CIDR refer to? </text:span></text:p>
      <text:p text:style-name="P2"><text:span text:style-name="T2"/></text:p>
      <text:p text:style-name="P2">sub network the pods are on</text:p>
      <text:p text:style-name="P2"><text:span text:style-name="T2">API gateway</text:span></text:p>
      <text:p text:style-name="P2"><text:span text:style-name="T2">kubelet</text:span></text:p>
      <text:p text:style-name="P2"><text:span text:style-name="T2">Container interaction daemonset rules</text:span></text:p>
      <text:p text:style-name="P2"><text:span text:style-name="T2"/></text:p>
      <text:p text:style-name="P2"><text:span text:style-name="T2"/></text:p>
      <text:p text:style-name="P2"><text:span text:style-name="T2">What does the replica count within a deployment refer to? </text:span></text:p>
      <text:p text:style-name="P2"><text:span text:style-name="T2"/></text:p>
      <text:p text:style-name="P2"><text:span text:style-name="T2">amount of database replicas</text:span></text:p>
      <text:p text:style-name="P2">amount of pods</text:p>
      <text:p text:style-name="P2"><text:span text:style-name="T2">amount of available ports</text:span></text:p>
      <text:p text:style-name="P2"><text:span text:style-name="T2">the replica generators</text:span></text:p>
      <text:p text:style-name="P2"><text:span text:style-name="T2"/></text:p>
      <text:p text:style-name="P2"><text:span text:style-name="T2">How can you check a service targets the correct deployment? </text:span></text:p>
      <text:p text:style-name="P2"><text:span text:style-name="T2"/></text:p>
      <text:p text:style-name="P2">By verifying the endpoints in the &amp;ldquo;kubectl describe service&amp;rdquo; command</text:p>
      <text:p text:style-name="P2"><text:span text:style-name="T2">By verifying the pod health</text:span></text:p>
      <text:p text:style-name="P2"><text:span text:style-name="T2">Adding a health check</text:span></text:p>
      <text:p text:style-name="P2"><text:span text:style-name="T2">Removing a health check</text:span></text:p>
      <text:p text:style-name="P2"><text:span text:style-name="T2"/></text:p>
      <text:p text:style-name="P2"><text:span text:style-name="T2">A ingress can be used to: </text:span></text:p>
      <text:p text:style-name="P2"><text:span text:style-name="T2"/></text:p>
      <text:p text:style-name="P2">Route to multiple services</text:p>
      <text:p text:style-name="P2"><text:span text:style-name="T2">Monitor the health of pods</text:span></text:p>
      <text:p text:style-name="P2"><text:span text:style-name="T2">Manage environment variables</text:span></text:p>
      <text:p text:style-name="P2"><text:span text:style-name="T2">Manage application versions</text:span></text:p>
      <text:p text:style-name="P2"><text:span text:style-name="T2"/></text:p>
      <text:p text:style-name="P2"><text:span text:style-name="T2">What is the ‘kind’ value within a yaml configuration file? </text:span></text:p>
      <text:p text:style-name="P2"><text:span text:style-name="T2"/></text:p>
      <text:p text:style-name="P2"><text:span text:style-name="T2">Determines which ingress file to use. </text:span></text:p>
      <text:p text:style-name="P2"><text:span text:style-name="T2">A kindess value of priority. </text:span></text:p>
      <text:p text:style-name="P2">A type of identifier to describe the configuration file. </text:p>
      <text:p text:style-name="P2"><text:span text:style-name="T2">Matches the name of the container images. </text:span></text:p>
      <text:p text:style-name="P2"><text:span text:style-name="T2"/></text:p>
      <text:p text:style-name="P2"><text:span text:style-name="T2"/></text:p>
      <text:p text:style-name="P2"><text:span text:style-name="T2">The kubelet can be described as: </text:span></text:p>
      <text:p text:style-name="P2"><text:span text:style-name="T2"/></text:p>
      <text:p text:style-name="P2">Runs on each node, communicate with the container runtime to. </text:p>
      <text:p text:style-name="P2"><text:span text:style-name="T2">Runs only the master, communicate with the container runtime to. </text:span></text:p>
      <text:p text:style-name="P2"><text:span text:style-name="T2">Runs on each node, is responsible for the network service abstraction. </text:span></text:p>
      <text:p text:style-name="P2"><text:span text:style-name="T2">Runs only the master, is responsible for the network service abstraction. </text:span></text:p>
      <text:p text:style-name="P2"><text:span text:style-name="T2"/></text:p>
      <text:p text:style-name="P2"><text:span text:style-name="T2">The kube-api-server modifies the cluster state by: </text:span></text:p>
      <text:p text:style-name="P2"><text:span text:style-name="T2">Interacting with the container runtime. </text:span></text:p>
      <text:p text:style-name="P2">Interacting directly with ETCD.<text:span text:style-name="T2"> </text:span></text:p>
      <text:p text:style-name="P2"><text:span text:style-name="T2">Sending API requests to the kubelet. </text:span></text:p>
      <text:p text:style-name="P2"><text:span text:style-name="T2">Sending API requests to services behind pods. </text:span></text:p>
      <text:p text:style-name="P2"><text:soft-page-break/><text:span text:style-name="T2">How are logs of the containers handled within a Kubernetes cluster? </text:span></text:p>
      <text:p text:style-name="P2"><text:span text:style-name="T2"/></text:p>
      <text:p text:style-name="P2"><text:span text:style-name="T2">Kubernetes delegates an external service to handle the stdout / stderr of the container. </text:span></text:p>
      <text:p text:style-name="P2"><text:span text:style-name="T2">Docker handles the stdout / stderr of the container, Kubernetes configures docker to log to a binary file. </text:span></text:p>
      <text:p text:style-name="P2"><text:span text:style-name="T2">Docker delegates an external service to handle the stdout / stderr of the container. </text:span></text:p>
      <text:p text:style-name="P2">Docker handles the stdout / stderr of the container, Kubernetes configures docker to log to a json file. </text:p>
      <text:p text:style-name="P2"><text:span text:style-name="T2"/></text:p>
      <text:p text:style-name="P2"><text:span text:style-name="T2">The difference between audits and logs is: </text:span></text:p>
      <text:p text:style-name="P2"><text:span text:style-name="T2"/></text:p>
      <text:p text:style-name="P2"><text:span text:style-name="T2">Audits provide less information but they provide automatic detection for malicious requests. </text:span></text:p>
      <text:p text:style-name="P2"><text:span text:style-name="T2">Audits provide less information, they can also be filtered to only log reuquests defined by an audit policy. </text:span></text:p>
      <text:p text:style-name="P2"><text:span text:style-name="T2">Audits provide additional information, they can also be monitored for particular keywords. </text:span></text:p>
      <text:p text:style-name="P2">Audits provide additional information, they can also be filtered to only log reuquests defined by an audit policy. </text:p>
      <text:p text:style-name="P2"><text:span text:style-name="T2"/></text:p>
      <text:p text:style-name="P2"><text:span text:style-name="T2">Namespaces are used to: </text:span></text:p>
      <text:p text:style-name="P2"><text:span text:style-name="T2"/></text:p>
      <text:p text:style-name="P2"><text:span text:style-name="T2">Provide global access to the Kubernetes dashboard. </text:span></text:p>
      <text:p text:style-name="P2"><text:span text:style-name="T2">Provide names to pod spaces. </text:span></text:p>
      <text:p text:style-name="P2"><text:span text:style-name="T2">Allow longer names for Kubernetes objects. </text:span></text:p>
      <text:p text:style-name="P2">Provide isolation between Kubernetes objects. </text:p>
      <text:p text:style-name="P2"><text:span text:style-name="T2"/></text:p>
      <text:p text:style-name="P2"><text:span text:style-name="T2"/></text:p>
      <text:p text:style-name="P2"><text:span text:style-name="T2">Health checks are used to: </text:span></text:p>
      <text:p text:style-name="P2"><text:span text:style-name="T2"/></text:p>
      <text:p text:style-name="P2">Ensure containers run correctly without issues using readiness and liveness probes defined on pods. </text:p>
      <text:p text:style-name="P2"><text:span text:style-name="T2">Ensure containers run correctly without issues using readiness and liveness probes defined on services. </text:span></text:p>
      <text:p text:style-name="P2"><text:span text:style-name="T2">Diagnose and resolve faults within pods. </text:span></text:p>
      <text:p text:style-name="P2"><text:span text:style-name="T2">Test HTTP services. </text:span></text:p>
      <text:p text:style-name="P2"><text:span text:style-name="T2"/></text:p>
      <text:p text:style-name="P2"><text:span text:style-name="T2">A node taint allows us to: </text:span></text:p>
      <text:p text:style-name="P2"><text:span text:style-name="T2"/></text:p>
      <text:p text:style-name="P2"><text:span text:style-name="T2">Inspect and diagnose containers with a node. </text:span></text:p>
      <text:p text:style-name="P2"><text:span text:style-name="T2">Schedule a group of compatible pods with one another. </text:span></text:p>
      <text:p text:style-name="P2"><text:span text:style-name="T2">Ensure a pod does not use too much hardware resources. </text:span></text:p>
      <text:p text:style-name="P2">Reject pods that don’t match a criteria defined by node tolerations on a pod. </text:p>
      <text:p text:style-name="P2"><text:span text:style-name="T2"/></text:p>
      <text:p text:style-name="P2"><text:span text:style-name="T2">Init containers are used to: </text:span></text:p>
      <text:p text:style-name="P2"><text:span text:style-name="T2"/></text:p>
      <text:p text:style-name="P2"><text:span text:style-name="T2">Initialize the cluster. </text:span></text:p>
      <text:p text:style-name="P2"><text:span text:style-name="T2">Initialize services relating to init pods. </text:span></text:p>
      <text:p text:style-name="P2">Execute and run before the main containers in a pod.<text:span text:style-name="T2"> </text:span></text:p>
      <text:p text:style-name="P2"><text:span text:style-name="T2">Execute alongside the pod. </text:span></text:p>
      <text:p text:style-name="P2"><text:span text:style-name="T2"/></text:p>
      <text:p text:style-name="P2"><text:span text:style-name="T2">Persistent volumes offer additional functionality to volumes, which includes: </text:span></text:p>
      <text:p text:style-name="P2"><text:span text:style-name="T2"/></text:p>
      <text:p text:style-name="P2">A lifetime independent from a pod, volume size and persistance to a backup store. </text:p>
      <text:p text:style-name="P2"><text:span text:style-name="T2">A lifetime independent from a pod, volume size and a provisioning aspect. </text:span></text:p>
      <text:p text:style-name="P2"><text:soft-page-break/><text:span text:style-name="T2">A claim name that binds a volume to a service. </text:span></text:p>
      <text:p text:style-name="P2"><text:span text:style-name="T2">A claim name that binds a volume to node. 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9-02T21:37:02.693000000</dc:date>
    <meta:editing-duration>PT13M16S</meta:editing-duration>
    <meta:editing-cycles>2</meta:editing-cycles>
    <meta:document-statistic meta:table-count="0" meta:image-count="0" meta:object-count="0" meta:page-count="4" meta:paragraph-count="105" meta:word-count="728" meta:character-count="4517" meta:non-whitespace-character-count="3833"/>
  </office:meta>
</office:document-meta>
</file>